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1d813"/>
    </style:style>
    <style:style style:name="P2" style:family="paragraph" style:parent-style-name="Text_20_body">
      <style:paragraph-properties fo:text-align="center" style:justify-single-word="false"/>
      <style:text-properties officeooo:paragraph-rsid="000f521d"/>
    </style:style>
    <style:style style:name="P3" style:family="paragraph" style:parent-style-name="Text_20_body">
      <style:paragraph-properties fo:text-align="justify" style:justify-single-word="false"/>
      <style:text-properties officeooo:paragraph-rsid="000f521d"/>
    </style:style>
    <style:style style:name="P4" style:family="paragraph" style:parent-style-name="Text_20_body">
      <style:text-properties officeooo:paragraph-rsid="00146f9a"/>
    </style:style>
    <style:style style:name="P5" style:family="paragraph" style:parent-style-name="Text_20_body">
      <style:paragraph-properties fo:line-height="100%" fo:text-align="justify" style:justify-single-word="false"/>
      <style:text-properties style:font-name="Times New Roman1" officeooo:rsid="005b1bb9" officeooo:paragraph-rsid="0022dde4"/>
    </style:style>
    <style:style style:name="P6" style:family="paragraph" style:parent-style-name="Text_20_body">
      <style:paragraph-properties fo:line-height="100%" fo:text-align="justify" style:justify-single-word="false"/>
      <style:text-properties style:font-name="Times New Roman1" officeooo:rsid="004ce24a" officeooo:paragraph-rsid="0022dde4"/>
    </style:style>
    <style:style style:name="P7" style:family="paragraph" style:parent-style-name="Text_20_body">
      <style:paragraph-properties fo:line-height="100%" fo:text-align="justify" style:justify-single-word="false"/>
      <style:text-properties style:font-name="Times New Roman1" fo:font-weight="bold" officeooo:rsid="00245c8e" officeooo:paragraph-rsid="00245c8e" style:font-weight-asian="bold" style:font-weight-complex="bold"/>
    </style:style>
    <style:style style:name="P8" style:family="paragraph" style:parent-style-name="Text_20_body">
      <style:paragraph-properties fo:line-height="100%" fo:text-align="justify" style:justify-single-word="false"/>
      <style:text-properties style:font-name="Times New Roman1" fo:font-weight="bold" officeooo:rsid="00297030" officeooo:paragraph-rsid="00297030" style:font-weight-asian="bold" style:font-weight-complex="bold"/>
    </style:style>
    <style:style style:name="P9" style:family="paragraph" style:parent-style-name="Text_20_body">
      <style:text-properties officeooo:paragraph-rsid="001d8e89"/>
    </style:style>
    <style:style style:name="P10" style:family="paragraph" style:parent-style-name="Text_20_body">
      <style:paragraph-properties fo:margin-left="0cm" fo:margin-right="0cm" fo:line-height="100%" fo:text-align="justify" style:justify-single-word="false" fo:text-indent="0cm" style:auto-text-indent="false"/>
      <style:text-properties style:font-name="Times New Roman1" officeooo:paragraph-rsid="00146f9a"/>
    </style:style>
    <style:style style:name="P11" style:family="paragraph" style:parent-style-name="Standard">
      <style:paragraph-properties fo:line-height="100%" fo:text-align="justify" style:justify-single-word="false"/>
      <style:text-properties style:font-name="Times New Roman1" officeooo:paragraph-rsid="00146f9a"/>
    </style:style>
    <style:style style:name="P12" style:family="paragraph" style:parent-style-name="Title">
      <style:paragraph-properties fo:text-align="center" style:justify-single-word="false"/>
      <style:text-properties officeooo:rsid="0016e96c" officeooo:paragraph-rsid="000f521d"/>
    </style:style>
    <style:style style:name="P13" style:family="paragraph" style:parent-style-name="Subtitle">
      <style:text-properties officeooo:rsid="001a3ce6" officeooo:paragraph-rsid="000f521d"/>
    </style:style>
    <style:style style:name="P14" style:family="paragraph" style:parent-style-name="Footnote">
      <style:text-properties style:font-name="Times New Roman1" fo:font-style="italic" officeooo:rsid="0029082e" officeooo:paragraph-rsid="0029082e" style:font-style-asian="italic" style:font-style-complex="italic"/>
    </style:style>
    <style:style style:name="P15" style:family="paragraph" style:parent-style-name="Text_20_body">
      <style:paragraph-properties fo:line-height="100%" fo:text-align="justify" style:justify-single-word="false"/>
      <style:text-properties style:font-name="Times New Roman1" fo:font-style="normal" fo:font-weight="normal" officeooo:rsid="0026ce53" officeooo:paragraph-rsid="00245c8e" style:font-style-asian="normal" style:font-weight-asian="normal" style:font-style-complex="normal" style:font-weight-complex="normal"/>
    </style:style>
    <style:style style:name="P16" style:family="paragraph" style:parent-style-name="Text_20_body">
      <style:paragraph-properties fo:line-height="100%" fo:text-align="justify" style:justify-single-word="false"/>
      <style:text-properties style:font-name="Times New Roman1" fo:font-style="normal" fo:font-weight="normal" officeooo:rsid="0026ce53" officeooo:paragraph-rsid="0033a96c" style:font-style-asian="normal" style:font-weight-asian="normal" style:font-style-complex="normal" style:font-weight-complex="normal"/>
    </style:style>
    <style:style style:name="P17" style:family="paragraph" style:parent-style-name="Text_20_body">
      <style:paragraph-properties fo:line-height="100%" fo:text-align="justify" style:justify-single-word="false"/>
      <style:text-properties style:font-name="Times New Roman1" fo:font-style="normal" fo:font-weight="normal" officeooo:rsid="0026ce53" officeooo:paragraph-rsid="0049a5a7" style:font-style-asian="normal" style:font-weight-asian="normal" style:font-style-complex="normal" style:font-weight-complex="normal"/>
    </style:style>
    <style:style style:name="P18" style:family="paragraph" style:parent-style-name="Text_20_body">
      <style:paragraph-properties fo:line-height="100%" fo:text-align="justify" style:justify-single-word="false"/>
      <style:text-properties style:font-name="Times New Roman1" fo:font-style="normal" fo:font-weight="normal" officeooo:rsid="00297030" officeooo:paragraph-rsid="0041133e" style:font-style-asian="normal" style:font-weight-asian="normal" style:font-style-complex="normal" style:font-weight-complex="normal"/>
    </style:style>
    <style:style style:name="P19" style:family="paragraph" style:parent-style-name="Text_20_body">
      <style:paragraph-properties fo:line-height="100%" fo:text-align="justify" style:justify-single-word="false"/>
      <style:text-properties style:font-name="Times New Roman1" fo:font-style="normal" fo:font-weight="bold" officeooo:rsid="00297030" officeooo:paragraph-rsid="00297030" style:font-style-asian="normal" style:font-weight-asian="bold" style:font-style-complex="normal" style:font-weight-complex="bold"/>
    </style:style>
    <style:style style:name="P20" style:family="paragraph" style:parent-style-name="Text_20_body">
      <style:paragraph-properties fo:line-height="100%" fo:text-align="justify" style:justify-single-word="false"/>
      <style:text-properties style:font-name="Times New Roman1" fo:font-style="normal" fo:font-weight="bold" officeooo:rsid="00297030" officeooo:paragraph-rsid="0049a5a7" style:font-style-asian="normal" style:font-weight-asian="bold" style:font-style-complex="normal" style:font-weight-complex="bold"/>
    </style:style>
    <style:style style:name="P21" style:family="paragraph" style:parent-style-name="Text_20_body">
      <style:paragraph-properties fo:line-height="100%" fo:text-align="justify" style:justify-single-word="false"/>
      <style:text-properties style:font-name="Times New Roman1" fo:font-weight="bold" officeooo:rsid="00245c8e" officeooo:paragraph-rsid="0033a96c" style:font-weight-asian="bold" style:font-weight-complex="bold"/>
    </style:style>
    <style:style style:name="P22" style:family="paragraph" style:parent-style-name="Text_20_body">
      <style:paragraph-properties fo:line-height="100%" fo:text-align="justify" style:justify-single-word="false"/>
      <style:text-properties style:font-name="Times New Roman1" fo:font-weight="bold" officeooo:rsid="00245c8e" officeooo:paragraph-rsid="0049a5a7" style:font-weight-asian="bold" style:font-weight-complex="bold"/>
    </style:style>
    <style:style style:name="P23" style:family="paragraph" style:parent-style-name="Text_20_body">
      <style:paragraph-properties fo:line-height="100%" fo:text-align="justify" style:justify-single-word="false"/>
      <style:text-properties style:font-name="Times New Roman1" fo:font-weight="bold" officeooo:rsid="00245c8e" officeooo:paragraph-rsid="0058849a" style:font-weight-asian="bold" style:font-weight-complex="bold"/>
    </style:style>
    <style:style style:name="P24" style:family="paragraph" style:parent-style-name="Text_20_body">
      <style:paragraph-properties fo:line-height="100%" fo:text-align="justify" style:justify-single-word="false"/>
      <style:text-properties style:font-name="Times New Roman1" fo:font-weight="bold" officeooo:rsid="00245c8e" officeooo:paragraph-rsid="00245c8e" style:font-weight-asian="bold" style:font-weight-complex="bold"/>
    </style:style>
    <style:style style:name="P25" style:family="paragraph" style:parent-style-name="Text_20_body">
      <style:paragraph-properties fo:line-height="100%" fo:text-align="justify" style:justify-single-word="false"/>
      <style:text-properties style:font-name="Times New Roman1" fo:font-weight="bold" officeooo:rsid="00297030" officeooo:paragraph-rsid="0049a5a7" style:font-weight-asian="bold" style:font-weight-complex="bold"/>
    </style:style>
    <style:style style:name="P26" style:family="paragraph" style:parent-style-name="Text_20_body">
      <style:paragraph-properties fo:line-height="100%" fo:text-align="justify" style:justify-single-word="false"/>
      <style:text-properties style:font-name="Times New Roman1" fo:font-weight="bold" officeooo:rsid="00297030" officeooo:paragraph-rsid="0056072c" style:font-weight-asian="bold" style:font-weight-complex="bold"/>
    </style:style>
    <style:style style:name="P27" style:family="paragraph" style:parent-style-name="Text_20_body">
      <style:paragraph-properties fo:line-height="100%" fo:text-align="justify" style:justify-single-word="false"/>
      <style:text-properties style:font-name="Times New Roman1" fo:font-weight="normal" officeooo:rsid="002f3168" officeooo:paragraph-rsid="00146f9a" style:font-weight-asian="normal" style:font-weight-complex="normal"/>
    </style:style>
    <style:style style:name="P28" style:family="paragraph" style:parent-style-name="Text_20_body">
      <style:paragraph-properties fo:line-height="100%" fo:text-align="justify" style:justify-single-word="false"/>
      <style:text-properties officeooo:rsid="00245c8e" officeooo:paragraph-rsid="0058849a"/>
    </style:style>
    <style:style style:name="P29" style:family="paragraph" style:parent-style-name="Text_20_body">
      <style:paragraph-properties fo:text-align="justify" style:justify-single-word="false"/>
      <style:text-properties officeooo:rsid="005f282a" officeooo:paragraph-rsid="0082f28f"/>
    </style:style>
    <style:style style:name="P30" style:family="paragraph" style:parent-style-name="Text_20_body">
      <style:text-properties officeooo:rsid="005f282a" officeooo:paragraph-rsid="0082f28f"/>
    </style:style>
    <style:style style:name="P31" style:family="paragraph" style:parent-style-name="Text_20_body">
      <style:paragraph-properties fo:text-align="justify" style:justify-single-word="false"/>
      <style:text-properties officeooo:rsid="006e63c0" officeooo:paragraph-rsid="0082f28f"/>
    </style:style>
    <style:style style:name="P32" style:family="paragraph" style:parent-style-name="Text_20_body">
      <style:paragraph-properties fo:line-height="100%" fo:text-align="justify" style:justify-single-word="false"/>
      <style:text-properties officeooo:rsid="006e63c0" officeooo:paragraph-rsid="0082f28f"/>
    </style:style>
    <style:style style:name="P33" style:family="paragraph" style:parent-style-name="Text_20_body">
      <style:paragraph-properties fo:line-height="100%" fo:text-align="justify" style:justify-single-word="false" fo:break-before="page"/>
      <style:text-properties style:font-name="Times New Roman1" fo:font-weight="bold" officeooo:rsid="00297030" officeooo:paragraph-rsid="0049a5a7" style:font-weight-asian="bold" style:font-weight-complex="bold"/>
    </style:style>
    <style:style style:name="P34" style:family="paragraph" style:parent-style-name="Contents_20_Heading">
      <style:paragraph-properties fo:break-before="page"/>
    </style:style>
    <style:style style:name="P35" style:family="paragraph" style:parent-style-name="Heading_20_1">
      <style:paragraph-properties fo:break-before="page"/>
      <style:text-properties officeooo:rsid="00146f9a" officeooo:paragraph-rsid="00146f9a"/>
    </style:style>
    <style:style style:name="P36" style:family="paragraph" style:parent-style-name="Heading_20_1">
      <style:paragraph-properties fo:break-before="page"/>
      <style:text-properties officeooo:rsid="001d8e89" officeooo:paragraph-rsid="001d8e89"/>
    </style:style>
    <style:style style:name="P37" style:family="paragraph" style:parent-style-name="Heading_20_1">
      <style:paragraph-properties fo:break-before="page"/>
      <style:text-properties officeooo:rsid="006abd01" officeooo:paragraph-rsid="0082f28f"/>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agraph-properties fo:text-align="center"/>
    </style:style>
    <style:style style:name="P40" style:family="paragraph">
      <loext:graphic-properties draw:fill-color="#83caff"/>
      <style:paragraph-properties fo:text-align="center"/>
    </style:style>
    <style:style style:name="P41" style:family="paragraph">
      <loext:graphic-properties draw:fill-color="#83caff"/>
      <style:paragraph-properties fo:text-align="center"/>
      <style:text-properties fo:font-size="12pt"/>
    </style:style>
    <style:style style:name="P42" style:family="paragraph">
      <loext:graphic-properties draw:fill-color="#3465a4"/>
      <style:text-properties fo:font-size="12pt"/>
    </style:style>
    <style:style style:name="P43" style:family="paragraph">
      <loext:graphic-properties draw:fill-color="#ff0000"/>
      <style:text-properties fo:font-size="12pt"/>
    </style:style>
    <style:style style:name="P44" style:family="paragraph">
      <loext:graphic-properties draw:fill-color="#ffff00"/>
    </style:style>
    <style:style style:name="P45" style:family="paragraph">
      <loext:graphic-properties draw:fill="none" draw:fill-color="#ffffff"/>
      <style:text-properties fo:font-size="10pt" style:font-size-asian="10pt" style:font-size-complex="10pt"/>
    </style:style>
    <style:style style:name="P46" style:family="paragraph">
      <loext:graphic-properties draw:fill-color="#ffff00"/>
      <style:text-properties fo:font-size="12pt"/>
    </style:style>
    <style:style style:name="P47" style:family="paragraph">
      <loext:graphic-properties draw:fill-color="#3465a4"/>
      <style:paragraph-properties fo:text-align="center"/>
    </style:style>
    <style:style style:name="P48" style:family="paragraph">
      <loext:graphic-properties draw:fill-color="#3465a4"/>
      <style:paragraph-properties fo:text-align="center"/>
      <style:text-properties fo:font-size="12pt"/>
    </style:style>
    <style:style style:name="P49" style:family="paragraph">
      <loext:graphic-properties draw:fill-color="#aecf00"/>
    </style:style>
    <style:style style:name="T1" style:family="text">
      <style:text-properties officeooo:rsid="00c6a54c"/>
    </style:style>
    <style:style style:name="T2" style:family="text">
      <style:text-properties officeooo:rsid="001d488a"/>
    </style:style>
    <style:style style:name="T3" style:family="text">
      <style:text-properties officeooo:rsid="001c180a"/>
    </style:style>
    <style:style style:name="T4" style:family="text">
      <style:text-properties officeooo:rsid="000f521d"/>
    </style:style>
    <style:style style:name="T5" style:family="text">
      <style:text-properties officeooo:rsid="00aa0fab"/>
    </style:style>
    <style:style style:name="T6" style:family="text">
      <style:text-properties fo:font-style="italic" officeooo:rsid="00284507" style:font-style-asian="italic" style:font-style-complex="italic"/>
    </style:style>
    <style:style style:name="T7" style:family="text">
      <style:text-properties fo:font-style="italic" officeooo:rsid="00166734" style:font-style-asian="italic" style:font-style-complex="italic"/>
    </style:style>
    <style:style style:name="T8" style:family="text">
      <style:text-properties fo:font-style="italic" officeooo:rsid="0019ea99" style:font-style-asian="italic" style:font-style-complex="italic"/>
    </style:style>
    <style:style style:name="T9" style:family="text">
      <style:text-properties fo:font-style="italic" fo:font-weight="normal" officeooo:rsid="0026ce53" style:font-style-asian="italic" style:font-weight-asian="normal" style:font-style-complex="italic" style:font-weight-complex="normal"/>
    </style:style>
    <style:style style:name="T10" style:family="text">
      <style:text-properties fo:font-style="italic" fo:font-weight="normal" officeooo:rsid="002ed4fb" style:font-style-asian="italic" style:font-weight-asian="normal" style:font-style-complex="italic" style:font-weight-complex="normal"/>
    </style:style>
    <style:style style:name="T11" style:family="text">
      <style:text-properties fo:font-style="italic" fo:font-weight="normal" officeooo:rsid="003259f8" style:font-style-asian="italic" style:font-weight-asian="normal" style:font-style-complex="italic" style:font-weight-complex="normal"/>
    </style:style>
    <style:style style:name="T12" style:family="text">
      <style:text-properties fo:font-style="italic" fo:font-weight="normal" officeooo:rsid="00441a77" style:font-style-asian="italic" style:font-weight-asian="normal" style:font-style-complex="italic" style:font-weight-complex="normal"/>
    </style:style>
    <style:style style:name="T13" style:family="text">
      <style:text-properties officeooo:rsid="00284507"/>
    </style:style>
    <style:style style:name="T14" style:family="text">
      <style:text-properties fo:font-weight="bold" officeooo:rsid="0024d990"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4d990" style:font-weight-asian="normal" style:font-weight-complex="normal"/>
    </style:style>
    <style:style style:name="T17" style:family="text">
      <style:text-properties fo:font-weight="normal" officeooo:rsid="002f1449" style:font-weight-asian="normal" style:font-weight-complex="normal"/>
    </style:style>
    <style:style style:name="T18" style:family="text">
      <style:text-properties fo:font-weight="normal" officeooo:rsid="0026ce53" style:font-weight-asian="normal" style:font-weight-complex="normal"/>
    </style:style>
    <style:style style:name="T19" style:family="text">
      <style:text-properties officeooo:rsid="0019da96"/>
    </style:style>
    <style:style style:name="T20" style:family="text">
      <style:text-properties officeooo:rsid="00258635"/>
    </style:style>
    <style:style style:name="T21" style:family="text">
      <style:text-properties fo:font-style="normal" style:font-style-asian="normal" style:font-style-complex="normal"/>
    </style:style>
    <style:style style:name="T22" style:family="text">
      <style:text-properties fo:font-style="normal" officeooo:rsid="0026ce53" style:font-style-asian="normal" style:font-style-complex="normal"/>
    </style:style>
    <style:style style:name="T23" style:family="text">
      <style:text-properties fo:font-style="normal" officeooo:rsid="00441a77" style:font-style-asian="normal" style:font-style-complex="normal"/>
    </style:style>
    <style:style style:name="T24" style:family="text">
      <style:text-properties fo:font-style="normal" officeooo:rsid="004f4cc5" style:font-style-asian="normal" style:font-style-complex="normal"/>
    </style:style>
    <style:style style:name="T25" style:family="text">
      <style:text-properties fo:font-style="normal" fo:font-weight="normal" officeooo:rsid="0026ce53" style:font-style-asian="normal" style:font-weight-asian="normal" style:font-style-complex="normal" style:font-weight-complex="normal"/>
    </style:style>
    <style:style style:name="T26" style:family="text">
      <style:text-properties fo:font-style="normal" fo:font-weight="normal" officeooo:rsid="00293aa4" style:font-style-asian="normal" style:font-weight-asian="normal" style:font-style-complex="normal" style:font-weight-complex="normal"/>
    </style:style>
    <style:style style:name="T27" style:family="text">
      <style:text-properties fo:font-style="normal" fo:font-weight="normal" officeooo:rsid="0029ee92" style:font-style-asian="normal" style:font-weight-asian="normal" style:font-style-complex="normal" style:font-weight-complex="normal"/>
    </style:style>
    <style:style style:name="T28" style:family="text">
      <style:text-properties fo:font-style="normal" fo:font-weight="normal" officeooo:rsid="002bfc06" style:font-style-asian="normal" style:font-weight-asian="normal" style:font-style-complex="normal" style:font-weight-complex="normal"/>
    </style:style>
    <style:style style:name="T29" style:family="text">
      <style:text-properties fo:font-style="normal" fo:font-weight="normal" officeooo:rsid="002c5e23" style:font-style-asian="normal" style:font-weight-asian="normal" style:font-style-complex="normal" style:font-weight-complex="normal"/>
    </style:style>
    <style:style style:name="T30" style:family="text">
      <style:text-properties fo:font-style="normal" fo:font-weight="normal" officeooo:rsid="00390d97" style:font-style-asian="normal" style:font-weight-asian="normal" style:font-style-complex="normal" style:font-weight-complex="normal"/>
    </style:style>
    <style:style style:name="T31" style:family="text">
      <style:text-properties fo:font-style="normal" fo:font-weight="normal" officeooo:rsid="003f07a7" style:font-style-asian="normal" style:font-weight-asian="normal" style:font-style-complex="normal" style:font-weight-complex="normal"/>
    </style:style>
    <style:style style:name="T32" style:family="text">
      <style:text-properties fo:font-style="normal" fo:font-weight="normal" officeooo:rsid="00441a77" style:font-style-asian="normal" style:font-weight-asian="normal" style:font-style-complex="normal" style:font-weight-complex="normal"/>
    </style:style>
    <style:style style:name="T33" style:family="text">
      <style:text-properties fo:font-style="normal" fo:font-weight="normal" officeooo:rsid="004f4cc5" style:font-style-asian="normal" style:font-weight-asian="normal" style:font-style-complex="normal" style:font-weight-complex="normal"/>
    </style:style>
    <style:style style:name="T34" style:family="text">
      <style:text-properties fo:font-style="normal" fo:font-weight="normal" officeooo:rsid="004f79b7" style:font-style-asian="normal" style:font-weight-asian="normal" style:font-style-complex="normal" style:font-weight-complex="normal"/>
    </style:style>
    <style:style style:name="T35" style:family="text">
      <style:text-properties fo:font-style="normal" fo:font-weight="normal" officeooo:rsid="00502673" style:font-style-asian="normal" style:font-weight-asian="normal" style:font-style-complex="normal" style:font-weight-complex="normal"/>
    </style:style>
    <style:style style:name="T36" style:family="text">
      <style:text-properties fo:font-style="normal" fo:font-weight="normal" officeooo:rsid="0050c1cb" style:font-style-asian="normal" style:font-weight-asian="normal" style:font-style-complex="normal" style:font-weight-complex="normal"/>
    </style:style>
    <style:style style:name="T37" style:family="text">
      <style:text-properties fo:font-style="normal" fo:font-weight="normal" officeooo:rsid="00525c25" style:font-style-asian="normal" style:font-weight-asian="normal" style:font-style-complex="normal" style:font-weight-complex="normal"/>
    </style:style>
    <style:style style:name="T38" style:family="text">
      <style:text-properties fo:font-style="normal" fo:font-weight="normal" officeooo:rsid="0054cd44" style:font-style-asian="normal" style:font-weight-asian="normal" style:font-style-complex="normal" style:font-weight-complex="normal"/>
    </style:style>
    <style:style style:name="T39" style:family="text">
      <style:text-properties fo:font-style="normal" fo:font-weight="normal" officeooo:rsid="005573bf" style:font-style-asian="normal" style:font-weight-asian="normal" style:font-style-complex="normal" style:font-weight-complex="normal"/>
    </style:style>
    <style:style style:name="T40" style:family="text">
      <style:text-properties fo:font-style="normal" fo:font-weight="normal" officeooo:rsid="0056072c" style:font-style-asian="normal" style:font-weight-asian="normal" style:font-style-complex="normal" style:font-weight-complex="normal"/>
    </style:style>
    <style:style style:name="T41" style:family="text">
      <style:text-properties fo:font-style="normal" fo:font-weight="normal" officeooo:rsid="0057ea1c" style:font-style-asian="normal" style:font-weight-asian="normal" style:font-style-complex="normal" style:font-weight-complex="normal"/>
    </style:style>
    <style:style style:name="T42" style:family="text">
      <style:text-properties fo:font-style="normal" fo:font-weight="normal" officeooo:rsid="005d0dca" style:font-style-asian="normal" style:font-weight-asian="normal" style:font-style-complex="normal" style:font-weight-complex="normal"/>
    </style:style>
    <style:style style:name="T43" style:family="text">
      <style:text-properties officeooo:rsid="003d074f"/>
    </style:style>
    <style:style style:name="T44" style:family="text">
      <style:text-properties officeooo:rsid="003dc279"/>
    </style:style>
    <style:style style:name="T45" style:family="text">
      <style:text-properties officeooo:rsid="004038a0"/>
    </style:style>
    <style:style style:name="T46" style:family="text">
      <style:text-properties style:font-name="Times New Roman1" fo:font-style="normal" fo:font-weight="normal" officeooo:rsid="0026ce53" style:font-style-asian="normal" style:font-weight-asian="normal" style:font-style-complex="normal" style:font-weight-complex="normal"/>
    </style:style>
    <style:style style:name="T47" style:family="text">
      <style:text-properties style:font-name="Times New Roman1" fo:font-style="italic" fo:font-weight="normal" officeooo:rsid="002ed4fb" style:font-style-asian="italic" style:font-weight-asian="normal" style:font-style-complex="italic" style:font-weight-complex="normal"/>
    </style:style>
    <style:style style:name="T48" style:family="text">
      <style:text-properties style:font-name="Times New Roman1" fo:font-style="italic" fo:font-weight="normal" officeooo:rsid="004c0df8" style:font-style-asian="italic" style:font-weight-asian="normal" style:font-style-complex="italic" style:font-weight-complex="normal"/>
    </style:style>
    <style:style style:name="T49" style:family="text">
      <style:text-properties style:font-name="Times New Roman1" fo:font-style="italic" fo:font-weight="normal" officeooo:rsid="003259f8" style:font-style-asian="italic" style:font-weight-asian="normal" style:font-style-complex="italic" style:font-weight-complex="normal"/>
    </style:style>
    <style:style style:name="T50" style:family="text">
      <style:text-properties officeooo:rsid="006c6a85"/>
    </style:style>
    <style:style style:name="T51" style:family="text">
      <style:text-properties officeooo:rsid="006fc0a5"/>
    </style:style>
    <style:style style:name="T52" style:family="text">
      <style:text-properties officeooo:rsid="00756e8f"/>
    </style:style>
    <style:style style:name="T53" style:family="text">
      <style:text-properties officeooo:rsid="0078ee49"/>
    </style:style>
    <style:style style:name="T54" style:family="text">
      <style:text-properties officeooo:rsid="007b69a5"/>
    </style:style>
    <style:style style:name="T55" style:family="text">
      <style:text-properties fo:font-size="12pt"/>
    </style:style>
    <style:style style:name="T56" style:family="text">
      <style:text-properties fo:font-size="10pt" style:font-size-asian="10pt" style:font-size-complex="10pt"/>
    </style:style>
    <style:style style:name="Sect1" style:family="section">
      <style:section-properties style:editable="false">
        <style:columns fo:column-count="1" fo:column-gap="0cm"/>
      </style:section-properties>
    </style:style>
    <style:style style:name="gr1" style:family="graphic">
      <style:graphic-properties draw:fill-color="#83caff" draw:textarea-horizontal-align="justify" draw:textarea-vertical-align="middle" draw:auto-grow-height="false" fo:min-height="1.108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3caff" draw:textarea-horizontal-align="justify" draw:textarea-vertical-align="middle" draw:auto-grow-height="false" fo:min-height="1.11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277cm" fo:min-width="3.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0000" draw:textarea-horizontal-align="justify" draw:textarea-vertical-align="middle" draw:auto-grow-height="false" fo:min-height="0.277cm" fo:min-width="3.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textarea-horizontal-align="justify" draw:textarea-vertical-align="middle" draw:auto-grow-height="false" fo:min-height="0.455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3caff" draw:textarea-horizontal-align="justify" draw:textarea-vertical-align="middle" draw:auto-grow-height="false" fo:min-height="1.628cm" fo:min-width="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277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00" draw:textarea-horizontal-align="justify" draw:textarea-vertical-align="middle" draw:auto-grow-height="false" fo:min-height="0.277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00" draw:textarea-horizontal-align="justify" draw:textarea-vertical-align="middle" draw:auto-grow-height="false" fo:min-height="0.457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3465a4" draw:textarea-vertical-align="middle" draw:auto-grow-height="false" fo:min-height="1.566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1.108cm" fo:min-width="1.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83caff" draw:textarea-horizontal-align="justify" draw:textarea-vertical-align="middle" draw:auto-grow-height="false" fo:min-height="1.42cm" fo:min-width="1.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3465a4" draw:textarea-horizontal-align="justify" draw:textarea-vertical-align="middle" draw:auto-grow-height="false" fo:min-height="0.277cm" fo:min-width="3.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0000" draw:textarea-horizontal-align="justify" draw:textarea-vertical-align="middle" draw:auto-grow-height="false" fo:min-height="0.277cm" fo:min-width="3.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83caff" draw:textarea-horizontal-align="justify" draw:textarea-vertical-align="middle" draw:auto-grow-height="false" fo:min-height="1.108cm" fo:min-width="1.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3465a4" draw:textarea-vertical-align="middle" draw:auto-grow-height="false" fo:min-height="1.734cm" fo:min-width="4.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83caff" draw:textarea-horizontal-align="justify" draw:textarea-vertical-align="middle" draw:auto-grow-height="false" fo:min-height="0.954cm" fo:min-width="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83caff" draw:textarea-horizontal-align="justify" draw:textarea-vertical-align="middle" draw:auto-grow-height="false" fo:min-height="1.52cm" fo:min-width="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3465a4" draw:textarea-horizontal-align="justify" draw:textarea-vertical-align="middle" draw:auto-grow-height="false" fo:min-height="0.277cm" fo:min-width="3.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0000" draw:textarea-horizontal-align="justify" draw:textarea-vertical-align="middle" draw:auto-grow-height="false" fo:min-height="0.277cm" fo:min-width="3.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aecf00" draw:textarea-horizontal-align="justify" draw:textarea-vertical-align="middle" draw:auto-grow-height="false" fo:min-height="2.027cm" fo:min-width="0.388cm" style:run-through="foreground" style:wrap="run-through" style:number-wrapped-paragraphs="no-limit" style:vertical-pos="from-top" style:vertical-rel="paragraph" style:horizontal-pos="from-left" style:horizontal-rel="paragraph"/>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Programme <text:span text:style-name="T4">de composition et</text:span> d’<text:span text:style-name="T1">écoute musicale collaborative</text:span> en <text:span text:style-name="T1">multicast</text:span></text:p>
      <text:p text:style-name="P13">Spécification fonctionnel<text:span text:style-name="T1">le</text:span></text:p>
      <text:p text:style-name="P2"><text:span text:style-name="T3">Auteurs : Luxon JEAN-PIERRE, </text:span>Kenny-Eric Rabarisoanaivo</text:p>
      <text:p text:style-name="P2"><text:span text:style-name="T2">Dernière mise à jour : </text:span><text:span text:style-name="T2"><text:date style:data-style-name="N76" text:date-value="2016-10-17T14:05:16.957999882">17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Sommaire</text:p>
          </text:index-title>
          <text:p text:style-name="P38"><text:a xlink:type="simple" xlink:href="#__RefHeading___Toc1084_1275192304" text:style-name="Index_20_Link" text:visited-style-name="Index_20_Link">Aperçu<text:tab/>3</text:a></text:p>
          <text:p text:style-name="P38"><text:a xlink:type="simple" xlink:href="#__RefHeading___Toc2866_1036586038" text:style-name="Index_20_Link" text:visited-style-name="Index_20_Link">Idée générale<text:tab/>4</text:a></text:p>
          <text:p text:style-name="P38"><text:a xlink:type="simple" xlink:href="#__RefHeading___Toc1987_1275192304" text:style-name="Index_20_Link" text:visited-style-name="Index_20_Link">Scénarios d’utilisation<text:tab/>5</text:a></text:p>
        </text:index-body>
      </text:table-of-content>
      <text:p text:style-name="P3"/>
      <text:h text:style-name="P35" text:outline-level="1"><text:bookmark-start text:name="__RefHeading___Toc1084_1275192304"/>Aperçu<text:bookmark-end text:name="__RefHeading___Toc1084_1275192304"/></text:h>
      <text:p text:style-name="P4"/>
      <text:p text:style-name="P11"><text:span text:style-name="T6"><text:tab/></text:span><text:span text:style-name="T7">Collab</text:span><text:span text:style-name="T8">a</text:span><text:span text:style-name="T7">udio</text:span><text:span text:style-name="T13"> (nom provisoire) est un programme de composition, de mixage, et d’écoute musicale en diffusion multipoint</text:span><text:span text:style-name="T13"><text:note text:id="ftn1" text:note-class="footnote"><text:note-citation>1</text:note-citation><text:note-body><text:p text:style-name="P14">Multicast pour les anglophiles</text:p></text:note-body></text:note></text:span><text:span text:style-name="T13"> entre smartphones</text:span>.</text:p>
      <text:p text:style-name="P10"><text:span text:style-name="T14"><text:tab/>Ce document ne prétend nullement être complet, ni exempt de fautes ou d’imprécisions. </text:span><text:span text:style-name="T16">Il peut être sujet à diverses </text:span><text:span text:style-name="T17">corrections</text:span><text:span text:style-name="T16"> durant le développement du produit.</text:span></text:p>
      <text:p text:style-name="P27">Ici ne ser<text:span text:style-name="T19">a</text:span> abordé<text:span text:style-name="T19">e</text:span> que la partie fonctionnelle de l’application, c’est-à-dire son fonctionnement du point de vue utilisateur. Ne seront donc pas abordées tout ce qui concerne l’architecture, les algorithmes utilisés, ainsi que les protocoles de <text:span text:style-name="T5">communication</text:span> entre les smartphones. Ces points seront abordés dans le document de spécification technique <text:span text:style-name="T5">(à rédiger)</text:span>.</text:p>
      <text:h text:style-name="P37" text:outline-level="1"><text:bookmark-start text:name="__RefHeading___Toc2866_1036586038"/>Idée générale<text:bookmark-end text:name="__RefHeading___Toc2866_1036586038"/></text:h>
      <text:p text:style-name="P30"/>
      <text:p text:style-name="P29"><text:span text:style-name="T50">Au niveau applicatif, on distingue trois types d’utilisateur :</text:span></text:p>
      <text:p text:style-name="P31">— Les sources : <text:span text:style-name="T51">ils diffusent chacun un flux, et peuvent le modifier (ajout d’effets, voix, ...).</text:span></text:p>
      <text:p text:style-name="P32">— Les rela<text:span text:style-name="T53">yeurs</text:span> : <text:span text:style-name="T54">ils reçoivent un flux depuis une source ou bien un autre relayeurs</text:span>. <text:span text:style-name="T54">Ils peuvent recevoir autant de flux que possible, les fusionner, et modifier le flux résultant avant de le rediffuser.</text:span></text:p>
      <text:p text:style-name="P32">— <text:span text:style-name="T52">L</text:span>es <text:span text:style-name="T52">destinataires : ils reçoivent un flux depuis un diffuseur ou bien un relayeur. Ils auront la possibilité de modifier le flux entrant en appliquant des effets sonores.</text:span></text:p>
      <text:h text:style-name="P36" text:outline-level="1"><text:bookmark-start text:name="__RefHeading___Toc1987_1275192304"/>Scénarios d’utilisation<text:bookmark-end text:name="__RefHeading___Toc1987_1275192304"/></text:h>
      <text:p text:style-name="P9"/>
      <text:p text:style-name="P6"><text:tab/>Cette partie traite de plusieurs scénarios d’utilisation possibles de l’application.</text:p>
      <text:p text:style-name="P5"><text:tab/>Par ailleurs, les personnages indiqués sont purement fictifs. Toute ressemblance avec des personnes réelle<text:span text:style-name="T44">s</text:span> est purement fortuite.</text:p>
      <text:p text:style-name="P5"/>
      <text:p text:style-name="P7">Scénario 1 : <text:span text:style-name="T20">Alice, Bob et Carole.</text:span></text:p>
      <text:p text:style-name="P7"><text:span text:style-name="T15"><text:tab/></text:span><text:span text:style-name="T18">Alice et Bob ont travaillé tout le week-end dernier sur leur dernière composition en utilisant </text:span><text:span text:style-name="T9">Collabaudio</text:span><text:span text:style-name="T25">. Il</text:span><text:span text:style-name="T30">s</text:span><text:span text:style-name="T25"> veulent désormais faire écouter leur œuvres à Carole. Carole lance donc l’application et se met en mode écoute en se connectant à l’appareil de Bob. Bob, quant à lui, se connecte à Alice, qui sera la source, puis prépare son téléphone pour la retransmission. Lorsque Alice lance le flux, Bob </text:span><text:span text:style-name="T26">écoute le flux entrant</text:span><text:span text:style-name="T25"> et peut remixer « à la volée » le titre en diffusion. Il ajout des effets, </text:span><text:span text:style-name="T31">ainsi que</text:span><text:span text:style-name="T25"> de nouveaux échantillons sonores et retransmet le flux résultant à </text:span><text:span text:style-name="T26">C</text:span><text:span text:style-name="T25">arole. </text:span><text:span text:style-name="T27">Cette dernière peut donc écouter la retr</text:span><text:span text:style-name="T28">a</text:span><text:span text:style-name="T27">nsmission de Bob avec n’importe quel effet </text:span><text:span text:style-name="T29">qu’il</text:span><text:span text:style-name="T27"> appliqu</text:span><text:span text:style-name="T29">e</text:span><text:span text:style-name="T27">.</text:span></text:p>
      <text:p text:style-name="P15"><draw:custom-shape text:anchor-type="paragraph" draw:z-index="0" draw:name="Alice" draw:style-name="gr1" draw:text-style-name="P40" svg:width="1.567cm" svg:height="1.567cm" svg:x="1.102cm" svg:y="0.474cm"><text:p text:style-name="P39">Al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Alice" draw:style-name="gr2" draw:text-style-name="P41" svg:width="1.571cm" svg:height="1.571cm" svg:x="6.793cm" svg:y="0.43cm"><text:p text:style-name="P39"><text:span text:style-name="T55">B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Alice" draw:style-name="gr1" draw:text-style-name="P40" svg:width="1.567cm" svg:height="1.567cm" svg:x="12.589cm" svg:y="0.459cm"><text:p text:style-name="P39">Caro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draw:custom-shape text:anchor-type="paragraph" draw:z-index="3" draw:name="Forme2" draw:style-name="gr3" draw:text-style-name="P42" svg:width="4.104cm" svg:height="0.687cm" svg:x="2.669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4" draw:text-style-name="P43" svg:width="4.204cm" svg:height="0.69cm" svg:x="8.363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
      <text:p text:style-name="P15"><draw:custom-shape text:anchor-type="paragraph" draw:z-index="5" draw:name="Forme1" draw:style-name="gr5" draw:text-style-name="P44" svg:width="0.883cm" svg:height="0.521cm" svg:x="7.144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3" draw:style-name="gr6" draw:text-style-name="P45" svg:width="3.55cm" svg:height="1.033cm" svg:x="8.026cm" svg:y="-0.201cm"><draw:text-box><text:p><text:span text:style-name="T56">Effets sonores / ajout échantillon sonore</text:span></text:p></draw:text-box></draw:frame></text:p>
      <text:p text:style-name="P15"/>
      <text:p text:style-name="P7"><text:span text:style-name="T25"><text:tab/></text:span><text:span text:style-name="T10">Figure 1 : Schéma de d</text:span><text:span text:style-name="T11">e</text:span><text:span text:style-name="T10">scription du scénario 1</text:span></text:p>
      <text:p text:style-name="P15"/>
      <text:p text:style-name="P15"/>
      <text:p text:style-name="P8"><text:span text:style-name="T22">S</text:span><text:span text:style-name="T21">cénario 2 : David, Éloïse, François et Gérard.</text:span></text:p>
      <text:p text:style-name="P18"><text:tab/><text:span text:style-name="T45">David, Éloïse et François veulent composer un nouveau titre ensemble. Gérard, quant à lui, souhaite juste écouter le résultat. David et Éloïse lance l’application en tant que source, ils diffusent chacun un échantillon sonore vers François qui les remixe et appliquent des nouveaux échantillon et effets sonores. Il retransmet le flux modifié vers Gérard qui écoute le résultat.</text:span></text:p>
      <text:p text:style-name="P19"><draw:custom-shape text:anchor-type="paragraph" draw:z-index="8" draw:name="Alice" draw:style-name="gr7" draw:text-style-name="P41" svg:width="2.382cm" svg:height="2.299cm" svg:x="6.66cm" svg:y="0.3cm"><text:p text:style-name="P39"><text:span text:style-name="T55">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Alice" draw:style-name="gr1" draw:text-style-name="P40" svg:width="1.567cm" svg:height="1.567cm" svg:x="1.102cm" svg:y="0.457cm"><text:p text:style-name="P39">Dav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draw:custom-shape text:anchor-type="paragraph" draw:z-index="9" draw:name="Alice" draw:style-name="gr1" draw:text-style-name="P40" svg:width="1.567cm" svg:height="1.567cm" svg:x="13.141cm" svg:y="0.018cm"><text:p text:style-name="P39">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8" draw:text-style-name="P42" svg:width="3.992cm" svg:height="0.687cm" svg:x="2.669cm" svg:y="0.187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2" draw:style-name="gr9" draw:text-style-name="P43" svg:width="4.093cm" svg:height="0.69cm" svg:x="9.042cm" svg:y="0.459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draw:custom-shape text:anchor-type="paragraph" draw:z-index="15" draw:name="Forme4" draw:style-name="gr12" draw:text-style-name="P47" svg:width="4.234cm" svg:height="1.567cm" svg:x="2.713cm" svg:y="0.358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6"><draw:custom-shape text:anchor-type="paragraph" draw:z-index="14" draw:name="Alice" draw:style-name="gr1" draw:text-style-name="P40" svg:width="1.567cm" svg:height="1.567cm" svg:x="1.147cm" svg:y="0.217cm"><text:p text:style-name="P39">Éloïse</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e3" draw:style-name="gr11" draw:text-style-name="P45" svg:width="3.88cm" svg:height="1.625cm" svg:x="8.315cm" svg:y="0.397cm"><draw:text-box><text:p><text:span text:style-name="T56">Fusion des deux flux</text:span></text:p><text:p><text:span text:style-name="T56">Effets sonores </text:span></text:p><text:p><text:span text:style-name="T56">Ajout échantillon sonore</text:span></text:p><text:p><text:span text:style-name="T56"/></text:p></draw:text-box></draw:frame></text:p>
      <text:p text:style-name="P16"><draw:custom-shape text:anchor-type="paragraph" draw:z-index="12" draw:name="Forme1" draw:style-name="gr10" draw:text-style-name="P46" svg:width="0.886cm" svg:height="0.525cm" svg:x="7.43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6"/>
      <text:p text:style-name="P21"><text:span text:style-name="T25"><text:tab/></text:span><text:span text:style-name="T10">Figure </text:span><text:span text:style-name="T12">2</text:span><text:span text:style-name="T10"> : Schéma de d</text:span><text:span text:style-name="T11">e</text:span><text:span text:style-name="T10">scription du scénario </text:span><text:span text:style-name="T12">2</text:span></text:p>
      <text:p text:style-name="P33"><text:span text:style-name="T22">S</text:span><text:span text:style-name="T23">cénario 2 : </text:span><text:span text:style-name="T24">Alice et Bob (encore)</text:span><text:span text:style-name="T23">.</text:span></text:p>
      <text:p text:style-name="P26"><text:span text:style-name="T32"><text:tab/></text:span><text:span text:style-name="T33">Pendant sa diffusion, Bob s’aperçoit que François diffuse un autre flux dans son coin. Il décide donc </text:span><text:span text:style-name="T34">d</text:span><text:span text:style-name="T33">e récupérer ce flux </text:span><text:span text:style-name="T35">via l’appli</text:span><text:span text:style-name="T36">cation</text:span><text:span text:style-name="T33"> et le mixer avec celui envoyé par Alice. </text:span><text:span text:style-name="T35">Il peut toujours </text:span><text:span text:style-name="T37">modifie « à la volée » </text:span><text:span text:style-name="T39">au</text:span><text:span text:style-name="T38"> nouveau flux </text:span><text:span text:style-name="T40">r</text:span><text:span text:style-name="T41">é</text:span><text:span text:style-name="T40">sultant, </text:span><text:span text:style-name="T38">et </text:span><text:span text:style-name="T40">y</text:span><text:span text:style-name="T38"> a</text:span><text:span text:style-name="T40">ppliquer</text:span><text:span text:style-name="T38"> des effets. </text:span><text:span text:style-name="T42">Carole recevra ce nouveau flux mis à jour,</text:span></text:p>
      <text:p text:style-name="P25"><draw:frame text:anchor-type="paragraph" draw:z-index="29" draw:name="Forme3" draw:style-name="gr11" draw:text-style-name="P45" svg:width="3.88cm" svg:height="1.625cm" svg:x="7.765cm" svg:y="-0.199cm"><draw:text-box><text:p><text:span text:style-name="T56">Fusion des deux flux</text:span></text:p><text:p><text:span text:style-name="T56">Effets sonores </text:span></text:p><text:p><text:span text:style-name="T56">Ajout échantillon sonore</text:span></text:p><text:p><text:span text:style-name="T56"/></text:p></draw:text-box></draw:frame><text:span text:style-name="T32"/></text:p>
      <text:p text:style-name="P20"><draw:custom-shape text:anchor-type="paragraph" draw:z-index="16" draw:name="Alice" draw:style-name="gr13" draw:text-style-name="P40" svg:width="1.788cm" svg:height="1.567cm" svg:x="0.817cm" svg:y="0.346cm"><text:p text:style-name="P39">Davi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Alice" draw:style-name="gr14" draw:text-style-name="P41" svg:width="2.513cm" svg:height="2.006cm" svg:x="6.66cm" svg:y="0.409cm"><text:p text:style-name="P39"><text:span text:style-name="T55">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draw:custom-shape text:anchor-type="paragraph" draw:z-index="18" draw:name="Alice" draw:style-name="gr1" draw:text-style-name="P40" svg:width="1.567cm" svg:height="1.567cm" svg:x="13.141cm" svg:y="-0.182cm"><text:p text:style-name="P39">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2" draw:style-name="gr15" draw:text-style-name="P42" svg:width="4.058cm" svg:height="0.687cm" svg:x="2.604cm" svg:y="0.07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e2" draw:style-name="gr16" draw:text-style-name="P43" svg:width="3.962cm" svg:height="0.69cm" svg:x="9.172cm" svg:y="0.261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draw:custom-shape text:anchor-type="paragraph" draw:z-index="22" draw:name="Forme4" draw:style-name="gr18" draw:text-style-name="P48" svg:width="4.146cm" svg:height="1.735cm" svg:x="2.713cm" svg:y="0.13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7"><draw:custom-shape text:anchor-type="paragraph" draw:z-index="21" draw:name="Alice" draw:style-name="gr17" draw:text-style-name="P40" svg:width="1.809cm" svg:height="1.567cm" svg:x="0.905cm" svg:y="0.217cm"><text:p text:style-name="P39">Éloïs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5" draw:style-name="gr23" draw:text-style-name="P49" svg:width="0.773cm" svg:height="2.317cm" svg:x="7.562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7"/>
      <text:p text:style-name="P17"/>
      <text:p text:style-name="P22"><draw:custom-shape text:anchor-type="paragraph" draw:z-index="24" draw:name="Alice" draw:style-name="gr20" draw:text-style-name="P41" svg:width="2.296cm" svg:height="2.149cm" svg:x="6.812cm" svg:y="0.328cm"><text:p text:style-name="P39"><text:span text:style-name="T55">Bo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5"/></text:p>
      <text:p text:style-name="P22"><draw:custom-shape text:anchor-type="paragraph" draw:z-index="25" draw:name="Alice" draw:style-name="gr1" draw:text-style-name="P40" svg:width="1.567cm" svg:height="1.567cm" svg:x="13.229cm" svg:y="-0.108cm"><text:p text:style-name="P39">Caro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22" draw:text-style-name="P43" svg:width="4.123cm" svg:height="0.69cm" svg:x="9.107cm" svg:y="0.303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Forme2" draw:style-name="gr21" draw:text-style-name="P42" svg:width="4.144cm" svg:height="0.687cm" svg:x="2.669cm" svg:y="0.29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Alice" draw:style-name="gr19" draw:text-style-name="P41" svg:width="1.706cm" svg:height="1.347cm" svg:x="0.97cm" svg:y="-0.032cm"><text:p text:style-name="P39"><text:span text:style-name="T55">Alic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5"/></text:p>
      <text:p text:style-name="P22"><text:span text:style-name="T25"/></text:p>
      <text:p text:style-name="P22"><draw:frame text:anchor-type="paragraph" draw:z-index="30" draw:name="Forme3" draw:style-name="gr11" draw:text-style-name="P45" svg:width="3.88cm" svg:height="1.625cm" svg:x="8.802cm" svg:y="-0.065cm"><draw:text-box><text:p><text:span text:style-name="T56">Fusion des deux flux</text:span></text:p><text:p><text:span text:style-name="T56">Effets sonores </text:span></text:p><text:p><text:span text:style-name="T56">Ajout échantillon sonore</text:span></text:p><text:p><text:span text:style-name="T56"/></text:p></draw:text-box></draw:frame><text:span text:style-name="T25"/></text:p>
      <text:p text:style-name="P23"><text:span text:style-name="T25"/></text:p>
      <text:p text:style-name="P28"><text:span text:style-name="T46"><text:tab/></text:span><text:span text:style-name="T47">Figure </text:span><text:span text:style-name="T48">3</text:span><text:span text:style-name="T47"> : Schéma de d</text:span><text:span text:style-name="T49">e</text:span><text:span text:style-name="T47">scription du scénario </text:span><text:span text:style-name="T4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name="Times New Roman" fo:font-family="'Times New Roman'" style:font-style-name="Normal" style:font-family-generic="roman" style:font-pitch="variable" style:font-size-asian="10.5pt" style:language-asian="ja" style:country-asian="JP"/>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1d813"/>
    </style:style>
    <style:style style:name="MT1" style:family="text">
      <style:text-properties officeooo:rsid="003d074f"/>
    </style:style>
    <style:style style:name="MT2"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text:span text:style-name="MT1">e composition et d</text:span>’<text:span text:style-name="MT2">écoute musicale collaborative en multicast</text:span><text:tab/><text:page-number text:select-page="current">6</text:page-number> sur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58:18.909000000</meta:creation-date>
    <dc:date>2016-10-17T14:05:16.858000000</dc:date>
    <meta:editing-duration>PT3H11M39S</meta:editing-duration>
    <meta:editing-cycles>113</meta:editing-cycles>
    <meta:generator>LibreOffice/5.1.5.2$Windows_x86 LibreOffice_project/7a864d8825610a8c07cfc3bc01dd4fce6a9447e5</meta:generator>
    <meta:document-statistic meta:table-count="0" meta:image-count="0" meta:object-count="0" meta:page-count="6" meta:paragraph-count="31" meta:word-count="543" meta:character-count="3460" meta:non-whitespace-character-count="2934"/>
  </office:meta>
</office:document-meta>
</file>

<file path=VersionList.xml><?xml version="1.0" encoding="utf-8"?>
<VL:version-list xmlns:dc="http://purl.org/dc/elements/1.1/" xmlns:VL="http://openoffice.org/2001/versions-list">
  <VL:version-entry VL:title="Version1" VL:comment="Initial commit" VL:creator="" dc:date-time="2016-10-10T15:24:28"/>
  <VL:version-entry VL:title="Version2" VL:comment="Scénario 2" VL:creator="" dc:date-time="2016-10-10T15:29:39"/>
  <VL:version-entry VL:title="Version3" VL:comment="Scenario 3" VL:creator="" dc:date-time="2016-10-17T12:47:11"/>
  <VL:version-entry VL:title="Version4" VL:comment="scénarios OK" VL:creator="" dc:date-time="2016-10-17T13:09:38"/>
  <VL:version-entry VL:title="Version5" VL:comment="MAJ" VL:creator="" dc:date-time="2016-10-17T13:30:08"/>
  <VL:version-entry VL:title="Version6" VL:comment="Idée générale" VL:creator="" dc:date-time="2016-10-17T14:05:17"/>
</VL:version-list>
</file>